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5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.5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6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3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.6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5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2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.767cm"/>
    </style:style>
    <style:style style:name="gr15" style:family="graphic" style:parent-style-name="standard">
      <style:graphic-properties draw:stroke="none" draw:stroke-dash="Ultrafine_20_Dashed" draw:fill-color="#ffcc00" draw:textarea-horizontal-align="justify" draw:textarea-vertical-align="middle" draw:auto-grow-height="false" fo:min-height="3.035cm" fo:min-width="18.457cm"/>
    </style:style>
    <style:style style:name="gr16" style:family="graphic" style:parent-style-name="standard">
      <style:graphic-properties draw:stroke="none" draw:stroke-dash="Ultrafine_20_Dashed" draw:fill-color="#00ffff" draw:textarea-horizontal-align="justify" draw:textarea-vertical-align="middle" draw:auto-grow-height="false" fo:min-height="1.435cm" fo:min-width="24.199cm"/>
    </style:style>
    <style:style style:name="gr17" style:family="graphic" style:parent-style-name="standard">
      <style:graphic-properties draw:stroke="none" draw:stroke-dash="Ultrafine_20_Dashed" draw:fill-color="#66ff66" draw:textarea-horizontal-align="justify" draw:textarea-vertical-align="middle" draw:auto-grow-height="false" fo:min-height="1.435cm" fo:min-width="14.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arlito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arlito" fo:font-size="22pt" style:font-size-asian="22pt" style:font-size-complex="22pt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style:text-properties fo:font-size="22pt"/>
    </style:style>
    <style:style style:name="P8" style:family="paragraph">
      <style:paragraph-properties fo:text-align="center"/>
      <style:text-properties fo:font-size="22pt"/>
    </style:style>
    <style:style style:name="P9" style:family="paragraph">
      <loext:graphic-properties draw:fill-color="#00ffff"/>
      <style:paragraph-properties fo:text-align="center"/>
    </style:style>
    <style:style style:name="P10" style:family="paragraph">
      <loext:graphic-properties draw:fill-color="#66ff66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306cm" svg:y1="17.261cm" svg:x2="27.827cm" svg:y2="17.261cm">
            <text:p/>
          </draw:line>
          <draw:frame draw:style-name="gr2" draw:text-style-name="P2" draw:layer="layout" svg:width="1.789cm" svg:height="0.886cm" svg:x="1.084cm" svg:y="17.732cm">
            <draw:text-box>
              <text:p><text:span text:style-name="T1">1960</text:span></text:p>
            </draw:text-box>
          </draw:frame>
          <draw:frame draw:style-name="gr2" draw:text-style-name="P2" draw:layer="layout" svg:width="1.789cm" svg:height="0.886cm" svg:x="3.614cm" svg:y="17.732cm">
            <draw:text-box>
              <text:p><text:span text:style-name="T1">1965</text:span></text:p>
            </draw:text-box>
          </draw:frame>
          <draw:frame draw:style-name="gr2" draw:text-style-name="P2" draw:layer="layout" svg:width="1.789cm" svg:height="0.886cm" svg:x="6.144cm" svg:y="17.732cm">
            <draw:text-box>
              <text:p><text:span text:style-name="T1">1970</text:span></text:p>
            </draw:text-box>
          </draw:frame>
          <draw:frame draw:style-name="gr2" draw:text-style-name="P2" draw:layer="layout" svg:width="1.789cm" svg:height="0.886cm" svg:x="8.675cm" svg:y="17.732cm">
            <draw:text-box>
              <text:p><text:span text:style-name="T1">1975</text:span></text:p>
            </draw:text-box>
          </draw:frame>
          <draw:frame draw:style-name="gr3" draw:text-style-name="P2" draw:layer="layout" svg:width="1.789cm" svg:height="1.521cm" svg:x="11.205cm" svg:y="17.732cm">
            <draw:text-box>
              <text:p><text:span text:style-name="T1">1980</text:span></text:p>
              <text:p><text:span text:style-name="T1"/></text:p>
            </draw:text-box>
          </draw:frame>
          <draw:frame draw:style-name="gr2" draw:text-style-name="P2" draw:layer="layout" svg:width="1.789cm" svg:height="0.886cm" svg:x="13.735cm" svg:y="17.732cm">
            <draw:text-box>
              <text:p><text:span text:style-name="T1">1985</text:span></text:p>
            </draw:text-box>
          </draw:frame>
          <draw:frame draw:style-name="gr2" draw:text-style-name="P2" draw:layer="layout" svg:width="1.789cm" svg:height="0.886cm" svg:x="16.265cm" svg:y="17.732cm">
            <draw:text-box>
              <text:p><text:span text:style-name="T1">1990</text:span></text:p>
            </draw:text-box>
          </draw:frame>
          <draw:frame draw:style-name="gr2" draw:text-style-name="P2" draw:layer="layout" svg:width="1.789cm" svg:height="0.886cm" svg:x="18.795cm" svg:y="17.732cm">
            <draw:text-box>
              <text:p><text:span text:style-name="T1">1995</text:span></text:p>
            </draw:text-box>
          </draw:frame>
          <draw:frame draw:style-name="gr2" draw:text-style-name="P2" draw:layer="layout" svg:width="1.789cm" svg:height="0.886cm" svg:x="21.326cm" svg:y="17.732cm">
            <draw:text-box>
              <text:p><text:span text:style-name="T1">2000</text:span></text:p>
            </draw:text-box>
          </draw:frame>
          <draw:frame draw:style-name="gr2" draw:text-style-name="P2" draw:layer="layout" svg:width="1.789cm" svg:height="0.886cm" svg:x="23.856cm" svg:y="17.732cm">
            <draw:text-box>
              <text:p><text:span text:style-name="T1">2005</text:span></text:p>
            </draw:text-box>
          </draw:frame>
          <draw:frame draw:style-name="gr2" draw:text-style-name="P2" draw:layer="layout" svg:width="1.789cm" svg:height="0.886cm" svg:x="26.386cm" svg:y="17.732cm">
            <draw:text-box>
              <text:p><text:span text:style-name="T1">2010</text:span></text:p>
            </draw:text-box>
          </draw:frame>
        </draw:g>
        <draw:g>
          <draw:frame draw:style-name="gr4" draw:text-style-name="P4" draw:layer="layout" svg:width="2.238cm" svg:height="1.801cm" svg:x="8.6cm" svg:y="15.363cm">
            <draw:text-box>
              <text:p text:style-name="P3"><text:span text:style-name="T2">CP/M</text:span></text:p>
              <text:p text:style-name="P3"><text:span text:style-name="T2">1976</text:span></text:p>
            </draw:text-box>
          </draw:frame>
          <draw:frame draw:style-name="gr5" draw:text-style-name="P4" draw:layer="layout" svg:width="3.097cm" svg:height="1.801cm" svg:x="10.8cm" svg:y="15.363cm">
            <draw:text-box>
              <text:p text:style-name="P3"><text:span text:style-name="T2">MS-DOS</text:span></text:p>
              <text:p text:style-name="P3"><text:span text:style-name="T2">1981</text:span></text:p>
            </draw:text-box>
          </draw:frame>
          <draw:frame draw:style-name="gr6" draw:text-style-name="P5" draw:layer="layout" svg:width="3.44cm" svg:height="1.801cm" svg:x="15.801cm" svg:y="15.363cm">
            <draw:text-box>
              <text:p><text:span text:style-name="T2">Windows</text:span></text:p>
              <text:p text:style-name="P3"><text:span text:style-name="T2">1991</text:span></text:p>
            </draw:text-box>
          </draw:frame>
        </draw:g>
        <draw:g>
          <draw:frame draw:style-name="gr7" draw:text-style-name="P4" draw:layer="layout" svg:width="2.077cm" svg:height="1.801cm" svg:x="10.016cm" svg:y="13.464cm">
            <draw:text-box>
              <text:p text:style-name="P3"><text:span text:style-name="T2">VMS</text:span></text:p>
              <text:p text:style-name="P3"><text:span text:style-name="T2">1978</text:span></text:p>
            </draw:text-box>
          </draw:frame>
          <draw:frame draw:style-name="gr8" draw:text-style-name="P4" draw:layer="layout" svg:width="4.49cm" svg:height="1.801cm" svg:x="17.316cm" svg:y="13.464cm">
            <draw:text-box>
              <text:p text:style-name="P3"><text:span text:style-name="T2">Windows NT</text:span></text:p>
              <text:p text:style-name="P3"><text:span text:style-name="T2">1993</text:span></text:p>
            </draw:text-box>
          </draw:frame>
        </draw:g>
        <draw:frame draw:style-name="gr7" draw:text-style-name="P5" draw:layer="layout" svg:width="2.077cm" svg:height="1.801cm" svg:x="15.517cm" svg:y="9.668cm">
          <draw:text-box>
            <text:p><text:span text:style-name="T2">OS/2</text:span></text:p>
            <text:p text:style-name="P3"><text:span text:style-name="T2">1987</text:span></text:p>
          </draw:text-box>
        </draw:frame>
        <draw:frame draw:style-name="gr9" draw:text-style-name="P5" draw:layer="layout" svg:width="3.177cm" svg:height="1.801cm" svg:x="18.718cm" svg:y="5.871cm">
          <draw:text-box>
            <text:p text:style-name="P3"><text:span text:style-name="T2">Symbian</text:span></text:p>
            <text:p text:style-name="P3"><text:span text:style-name="T2">1997</text:span></text:p>
          </draw:text-box>
        </draw:frame>
        <draw:g>
          <draw:frame draw:style-name="gr7" draw:text-style-name="P4" draw:layer="layout" svg:width="2.077cm" svg:height="1.801cm" svg:x="5.816cm" svg:y="11.566cm">
            <draw:text-box>
              <text:p text:style-name="P3"><text:span text:style-name="T2">Unix</text:span></text:p>
              <text:p text:style-name="P3"><text:span text:style-name="T2">1969</text:span></text:p>
            </draw:text-box>
          </draw:frame>
          <draw:frame draw:style-name="gr10" draw:text-style-name="P4" draw:layer="layout" svg:width="2.809cm" svg:height="1.801cm" svg:x="2.916cm" svg:y="11.566cm">
            <draw:text-box>
              <text:p text:style-name="P3"><text:span text:style-name="T2">Multics</text:span></text:p>
              <text:p text:style-name="P3"><text:span text:style-name="T2">1965</text:span></text:p>
            </draw:text-box>
          </draw:frame>
          <draw:frame draw:style-name="gr11" draw:text-style-name="P4" draw:layer="layout" svg:width="2.153cm" svg:height="1.801cm" svg:x="16.716cm" svg:y="11.566cm">
            <draw:text-box>
              <text:p text:style-name="P3"><text:span text:style-name="T2">Linux</text:span></text:p>
              <text:p text:style-name="P3"><text:span text:style-name="T2">1991</text:span></text:p>
            </draw:text-box>
          </draw:frame>
          <draw:frame draw:style-name="gr12" draw:text-style-name="P5" draw:layer="layout" svg:width="3.017cm" svg:height="1.801cm" svg:x="24.719cm" svg:y="11.566cm">
            <draw:text-box>
              <text:p text:style-name="P3"><text:span text:style-name="T2">Android</text:span></text:p>
              <text:p text:style-name="P3"><text:span text:style-name="T2">2008</text:span></text:p>
            </draw:text-box>
          </draw:frame>
        </draw:g>
        <draw:g>
          <draw:frame draw:style-name="gr13" draw:text-style-name="P5" draw:layer="layout" svg:width="2.729cm" svg:height="1.801cm" svg:x="13.017cm" svg:y="7.769cm">
            <draw:text-box>
              <text:p text:style-name="P3"><text:span text:style-name="T2">MacOS</text:span></text:p>
              <text:p text:style-name="P3"><text:span text:style-name="T2">1984</text:span></text:p>
            </draw:text-box>
          </draw:frame>
          <draw:frame draw:style-name="gr7" draw:text-style-name="P5" draw:layer="layout" svg:width="2.077cm" svg:height="1.801cm" svg:x="24.12cm" svg:y="7.769cm">
            <draw:text-box>
              <text:p text:style-name="P3"><text:span text:style-name="T2">iOS</text:span></text:p>
              <text:p text:style-name="P3"><text:span text:style-name="T2">2007</text:span></text:p>
            </draw:text-box>
          </draw:frame>
        </draw:g>
        <draw:frame draw:style-name="gr14" draw:text-style-name="P5" draw:layer="layout" svg:width="2.267cm" svg:height="1.801cm" svg:x="13.618cm" svg:y="3.972cm">
          <draw:text-box>
            <text:p text:style-name="P3"><text:span text:style-name="T2">Mach</text:span></text:p>
            <text:p text:style-name="P3"><text:span text:style-name="T2">1985</text:span></text:p>
          </draw:text-box>
        </draw:frame>
        <draw:frame draw:style-name="gr7" draw:text-style-name="P5" draw:layer="layout" svg:width="2.077cm" svg:height="1.801cm" svg:x="12.119cm" svg:y="2.074cm">
          <draw:text-box>
            <text:p text:style-name="P3"><text:span text:style-name="T2">QNX</text:span></text:p>
            <text:p text:style-name="P3"><text:span text:style-name="T2">1982</text:span></text:p>
          </draw:text-box>
        </draw:frame>
      </draw:page>
      <draw:page draw:name="page2" draw:style-name="dp1" draw:master-page-name="Default">
        <draw:g>
          <draw:line draw:style-name="gr1" draw:text-style-name="P1" draw:layer="layout" svg:x1="1.306cm" svg:y1="17.261cm" svg:x2="27.827cm" svg:y2="17.261cm">
            <text:p/>
          </draw:line>
          <draw:frame draw:style-name="gr2" draw:text-style-name="P2" draw:layer="layout" svg:width="1.789cm" svg:height="0.886cm" svg:x="1.084cm" svg:y="17.732cm">
            <draw:text-box>
              <text:p><text:span text:style-name="T1">1960</text:span></text:p>
            </draw:text-box>
          </draw:frame>
          <draw:frame draw:style-name="gr2" draw:text-style-name="P2" draw:layer="layout" svg:width="1.789cm" svg:height="0.886cm" svg:x="3.614cm" svg:y="17.732cm">
            <draw:text-box>
              <text:p><text:span text:style-name="T1">1965</text:span></text:p>
            </draw:text-box>
          </draw:frame>
          <draw:frame draw:style-name="gr2" draw:text-style-name="P2" draw:layer="layout" svg:width="1.789cm" svg:height="0.886cm" svg:x="6.144cm" svg:y="17.732cm">
            <draw:text-box>
              <text:p><text:span text:style-name="T1">1970</text:span></text:p>
            </draw:text-box>
          </draw:frame>
          <draw:frame draw:style-name="gr2" draw:text-style-name="P2" draw:layer="layout" svg:width="1.789cm" svg:height="0.886cm" svg:x="8.675cm" svg:y="17.732cm">
            <draw:text-box>
              <text:p><text:span text:style-name="T1">1975</text:span></text:p>
            </draw:text-box>
          </draw:frame>
          <draw:frame draw:style-name="gr3" draw:text-style-name="P2" draw:layer="layout" svg:width="1.789cm" svg:height="1.521cm" svg:x="11.205cm" svg:y="17.732cm">
            <draw:text-box>
              <text:p><text:span text:style-name="T1">1980</text:span></text:p>
              <text:p><text:span text:style-name="T1"/></text:p>
            </draw:text-box>
          </draw:frame>
          <draw:frame draw:style-name="gr2" draw:text-style-name="P2" draw:layer="layout" svg:width="1.789cm" svg:height="0.886cm" svg:x="13.735cm" svg:y="17.732cm">
            <draw:text-box>
              <text:p><text:span text:style-name="T1">1985</text:span></text:p>
            </draw:text-box>
          </draw:frame>
          <draw:frame draw:style-name="gr2" draw:text-style-name="P2" draw:layer="layout" svg:width="1.789cm" svg:height="0.886cm" svg:x="16.265cm" svg:y="17.732cm">
            <draw:text-box>
              <text:p><text:span text:style-name="T1">1990</text:span></text:p>
            </draw:text-box>
          </draw:frame>
          <draw:frame draw:style-name="gr2" draw:text-style-name="P2" draw:layer="layout" svg:width="1.789cm" svg:height="0.886cm" svg:x="18.795cm" svg:y="17.732cm">
            <draw:text-box>
              <text:p><text:span text:style-name="T1">1995</text:span></text:p>
            </draw:text-box>
          </draw:frame>
          <draw:frame draw:style-name="gr2" draw:text-style-name="P2" draw:layer="layout" svg:width="1.789cm" svg:height="0.886cm" svg:x="21.326cm" svg:y="17.732cm">
            <draw:text-box>
              <text:p><text:span text:style-name="T1">2000</text:span></text:p>
            </draw:text-box>
          </draw:frame>
          <draw:frame draw:style-name="gr2" draw:text-style-name="P2" draw:layer="layout" svg:width="1.789cm" svg:height="0.886cm" svg:x="23.856cm" svg:y="17.732cm">
            <draw:text-box>
              <text:p><text:span text:style-name="T1">2005</text:span></text:p>
            </draw:text-box>
          </draw:frame>
          <draw:frame draw:style-name="gr2" draw:text-style-name="P2" draw:layer="layout" svg:width="1.789cm" svg:height="0.886cm" svg:x="26.386cm" svg:y="17.732cm">
            <draw:text-box>
              <text:p><text:span text:style-name="T1">2010</text:span></text:p>
            </draw:text-box>
          </draw:frame>
        </draw:g>
        <draw:custom-shape draw:style-name="gr15" draw:text-style-name="P6" draw:layer="layout" svg:width="19.311cm" svg:height="3.639cm" svg:x="8.491cm" svg:y="13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2.238cm" svg:height="1.801cm" svg:x="8.6cm" svg:y="15.363cm">
            <draw:text-box>
              <text:p text:style-name="P3"><text:span text:style-name="T2">CP/M</text:span></text:p>
              <text:p text:style-name="P3"><text:span text:style-name="T2">1976</text:span></text:p>
            </draw:text-box>
          </draw:frame>
          <draw:frame draw:style-name="gr5" draw:text-style-name="P4" draw:layer="layout" svg:width="3.097cm" svg:height="1.801cm" svg:x="10.8cm" svg:y="15.363cm">
            <draw:text-box>
              <text:p text:style-name="P3"><text:span text:style-name="T2">MS-DOS</text:span></text:p>
              <text:p text:style-name="P3"><text:span text:style-name="T2">1981</text:span></text:p>
            </draw:text-box>
          </draw:frame>
          <draw:frame draw:style-name="gr6" draw:text-style-name="P5" draw:layer="layout" svg:width="3.44cm" svg:height="1.801cm" svg:x="15.801cm" svg:y="15.363cm">
            <draw:text-box>
              <text:p><text:span text:style-name="T2">Windows</text:span></text:p>
              <text:p text:style-name="P3"><text:span text:style-name="T2">1991</text:span></text:p>
            </draw:text-box>
          </draw:frame>
        </draw:g>
        <draw:g>
          <draw:frame draw:style-name="gr7" draw:text-style-name="P4" draw:layer="layout" svg:width="2.077cm" svg:height="1.801cm" svg:x="10.016cm" svg:y="13.464cm">
            <draw:text-box>
              <text:p text:style-name="P3"><text:span text:style-name="T2">VMS</text:span></text:p>
              <text:p text:style-name="P3"><text:span text:style-name="T2">1978</text:span></text:p>
            </draw:text-box>
          </draw:frame>
          <draw:frame draw:style-name="gr8" draw:text-style-name="P4" draw:layer="layout" svg:width="4.49cm" svg:height="1.801cm" svg:x="17.316cm" svg:y="13.464cm">
            <draw:text-box>
              <text:p text:style-name="P3"><text:span text:style-name="T2">Windows NT</text:span></text:p>
              <text:p text:style-name="P3"><text:span text:style-name="T2">1993</text:span></text:p>
            </draw:text-box>
          </draw:frame>
        </draw:g>
        <draw:frame draw:style-name="gr7" draw:text-style-name="P5" draw:layer="layout" svg:width="2.077cm" svg:height="1.801cm" svg:x="15.517cm" svg:y="9.668cm">
          <draw:text-box>
            <text:p text:style-name="P7"><text:span text:style-name="T2">OS/2</text:span></text:p>
            <text:p text:style-name="P8"><text:span text:style-name="T2">1987</text:span></text:p>
          </draw:text-box>
        </draw:frame>
        <draw:frame draw:style-name="gr9" draw:text-style-name="P4" draw:layer="layout" svg:width="3.177cm" svg:height="1.801cm" svg:x="18.718cm" svg:y="5.871cm">
          <draw:text-box>
            <text:p text:style-name="P8"><text:span text:style-name="T2">Symbian</text:span></text:p>
            <text:p text:style-name="P8"><text:span text:style-name="T2">1997</text:span></text:p>
          </draw:text-box>
        </draw:frame>
        <draw:g>
          <draw:frame draw:style-name="gr7" draw:text-style-name="P4" draw:layer="layout" svg:width="2.077cm" svg:height="1.801cm" svg:x="5.816cm" svg:y="11.566cm">
            <draw:text-box>
              <text:p text:style-name="P3"><text:span text:style-name="T2">Unix</text:span></text:p>
              <text:p text:style-name="P3"><text:span text:style-name="T2">1969</text:span></text:p>
            </draw:text-box>
          </draw:frame>
          <draw:frame draw:style-name="gr10" draw:text-style-name="P4" draw:layer="layout" svg:width="2.809cm" svg:height="1.801cm" svg:x="2.916cm" svg:y="11.566cm">
            <draw:text-box>
              <text:p text:style-name="P3"><text:span text:style-name="T2">Multics</text:span></text:p>
              <text:p text:style-name="P3"><text:span text:style-name="T2">1965</text:span></text:p>
            </draw:text-box>
          </draw:frame>
          <draw:frame draw:style-name="gr11" draw:text-style-name="P4" draw:layer="layout" svg:width="2.153cm" svg:height="1.801cm" svg:x="16.716cm" svg:y="11.566cm">
            <draw:text-box>
              <text:p text:style-name="P3"><text:span text:style-name="T2">Linux</text:span></text:p>
              <text:p text:style-name="P3"><text:span text:style-name="T2">1991</text:span></text:p>
            </draw:text-box>
          </draw:frame>
          <draw:frame draw:style-name="gr12" draw:text-style-name="P5" draw:layer="layout" svg:width="3.017cm" svg:height="1.801cm" svg:x="24.719cm" svg:y="11.566cm">
            <draw:text-box>
              <text:p text:style-name="P3"><text:span text:style-name="T2">Android</text:span></text:p>
              <text:p text:style-name="P3"><text:span text:style-name="T2">2008</text:span></text:p>
            </draw:text-box>
          </draw:frame>
        </draw:g>
        <draw:g>
          <draw:frame draw:style-name="gr13" draw:text-style-name="P5" draw:layer="layout" svg:width="2.729cm" svg:height="1.801cm" svg:x="13.017cm" svg:y="7.769cm">
            <draw:text-box>
              <text:p text:style-name="P3"><text:span text:style-name="T2">MacOS</text:span></text:p>
              <text:p text:style-name="P3"><text:span text:style-name="T2">1984</text:span></text:p>
            </draw:text-box>
          </draw:frame>
          <draw:frame draw:style-name="gr7" draw:text-style-name="P5" draw:layer="layout" svg:width="2.077cm" svg:height="1.801cm" svg:x="24.12cm" svg:y="7.769cm">
            <draw:text-box>
              <text:p text:style-name="P3"><text:span text:style-name="T2">iOS</text:span></text:p>
              <text:p text:style-name="P3"><text:span text:style-name="T2">2007</text:span></text:p>
            </draw:text-box>
          </draw:frame>
        </draw:g>
        <draw:frame draw:style-name="gr14" draw:text-style-name="P4" draw:layer="layout" svg:width="2.267cm" svg:height="1.801cm" svg:x="13.618cm" svg:y="3.972cm">
          <draw:text-box>
            <text:p text:style-name="P8"><text:span text:style-name="T2">Mach</text:span></text:p>
            <text:p text:style-name="P8"><text:span text:style-name="T2">1985</text:span></text:p>
          </draw:text-box>
        </draw:frame>
        <draw:frame draw:style-name="gr7" draw:text-style-name="P4" draw:layer="layout" svg:width="2.077cm" svg:height="1.801cm" svg:x="12.119cm" svg:y="2.074cm">
          <draw:text-box>
            <text:p text:style-name="P8"><text:span text:style-name="T2">QNX</text:span></text:p>
            <text:p text:style-name="P8"><text:span text:style-name="T2">1982</text:span></text:p>
          </draw:text-box>
        </draw:frame>
      </draw:page>
      <draw:page draw:name="page3" draw:style-name="dp1" draw:master-page-name="Default">
        <draw:g>
          <draw:line draw:style-name="gr1" draw:text-style-name="P1" draw:layer="layout" svg:x1="1.306cm" svg:y1="17.261cm" svg:x2="27.827cm" svg:y2="17.261cm">
            <text:p/>
          </draw:line>
          <draw:frame draw:style-name="gr2" draw:text-style-name="P2" draw:layer="layout" svg:width="1.789cm" svg:height="0.886cm" svg:x="1.084cm" svg:y="17.732cm">
            <draw:text-box>
              <text:p><text:span text:style-name="T1">1960</text:span></text:p>
            </draw:text-box>
          </draw:frame>
          <draw:frame draw:style-name="gr2" draw:text-style-name="P2" draw:layer="layout" svg:width="1.789cm" svg:height="0.886cm" svg:x="3.614cm" svg:y="17.732cm">
            <draw:text-box>
              <text:p><text:span text:style-name="T1">1965</text:span></text:p>
            </draw:text-box>
          </draw:frame>
          <draw:frame draw:style-name="gr2" draw:text-style-name="P2" draw:layer="layout" svg:width="1.789cm" svg:height="0.886cm" svg:x="6.144cm" svg:y="17.732cm">
            <draw:text-box>
              <text:p><text:span text:style-name="T1">1970</text:span></text:p>
            </draw:text-box>
          </draw:frame>
          <draw:frame draw:style-name="gr2" draw:text-style-name="P2" draw:layer="layout" svg:width="1.789cm" svg:height="0.886cm" svg:x="8.675cm" svg:y="17.732cm">
            <draw:text-box>
              <text:p><text:span text:style-name="T1">1975</text:span></text:p>
            </draw:text-box>
          </draw:frame>
          <draw:frame draw:style-name="gr3" draw:text-style-name="P2" draw:layer="layout" svg:width="1.789cm" svg:height="1.521cm" svg:x="11.205cm" svg:y="17.732cm">
            <draw:text-box>
              <text:p><text:span text:style-name="T1">1980</text:span></text:p>
              <text:p><text:span text:style-name="T1"/></text:p>
            </draw:text-box>
          </draw:frame>
          <draw:frame draw:style-name="gr2" draw:text-style-name="P2" draw:layer="layout" svg:width="1.789cm" svg:height="0.886cm" svg:x="13.735cm" svg:y="17.732cm">
            <draw:text-box>
              <text:p><text:span text:style-name="T1">1985</text:span></text:p>
            </draw:text-box>
          </draw:frame>
          <draw:frame draw:style-name="gr2" draw:text-style-name="P2" draw:layer="layout" svg:width="1.789cm" svg:height="0.886cm" svg:x="16.265cm" svg:y="17.732cm">
            <draw:text-box>
              <text:p><text:span text:style-name="T1">1990</text:span></text:p>
            </draw:text-box>
          </draw:frame>
          <draw:frame draw:style-name="gr2" draw:text-style-name="P2" draw:layer="layout" svg:width="1.789cm" svg:height="0.886cm" svg:x="18.795cm" svg:y="17.732cm">
            <draw:text-box>
              <text:p><text:span text:style-name="T1">1995</text:span></text:p>
            </draw:text-box>
          </draw:frame>
          <draw:frame draw:style-name="gr2" draw:text-style-name="P2" draw:layer="layout" svg:width="1.789cm" svg:height="0.886cm" svg:x="21.326cm" svg:y="17.732cm">
            <draw:text-box>
              <text:p><text:span text:style-name="T1">2000</text:span></text:p>
            </draw:text-box>
          </draw:frame>
          <draw:frame draw:style-name="gr2" draw:text-style-name="P2" draw:layer="layout" svg:width="1.789cm" svg:height="0.886cm" svg:x="23.856cm" svg:y="17.732cm">
            <draw:text-box>
              <text:p><text:span text:style-name="T1">2005</text:span></text:p>
            </draw:text-box>
          </draw:frame>
          <draw:frame draw:style-name="gr2" draw:text-style-name="P2" draw:layer="layout" svg:width="1.789cm" svg:height="0.886cm" svg:x="26.386cm" svg:y="17.732cm">
            <draw:text-box>
              <text:p><text:span text:style-name="T1">2010</text:span></text:p>
            </draw:text-box>
          </draw:frame>
        </draw:g>
        <draw:custom-shape draw:style-name="gr15" draw:text-style-name="P6" draw:layer="layout" svg:width="19.311cm" svg:height="3.639cm" svg:x="8.491cm" svg:y="13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2.238cm" svg:height="1.801cm" svg:x="8.6cm" svg:y="15.363cm">
            <draw:text-box>
              <text:p text:style-name="P3"><text:span text:style-name="T2">CP/M</text:span></text:p>
              <text:p text:style-name="P3"><text:span text:style-name="T2">1976</text:span></text:p>
            </draw:text-box>
          </draw:frame>
          <draw:frame draw:style-name="gr5" draw:text-style-name="P4" draw:layer="layout" svg:width="3.097cm" svg:height="1.801cm" svg:x="10.8cm" svg:y="15.363cm">
            <draw:text-box>
              <text:p text:style-name="P3"><text:span text:style-name="T2">MS-DOS</text:span></text:p>
              <text:p text:style-name="P3"><text:span text:style-name="T2">1981</text:span></text:p>
            </draw:text-box>
          </draw:frame>
          <draw:frame draw:style-name="gr6" draw:text-style-name="P5" draw:layer="layout" svg:width="3.44cm" svg:height="1.801cm" svg:x="15.801cm" svg:y="15.363cm">
            <draw:text-box>
              <text:p><text:span text:style-name="T2">Windows</text:span></text:p>
              <text:p text:style-name="P3"><text:span text:style-name="T2">1991</text:span></text:p>
            </draw:text-box>
          </draw:frame>
        </draw:g>
        <draw:g>
          <draw:frame draw:style-name="gr7" draw:text-style-name="P4" draw:layer="layout" svg:width="2.077cm" svg:height="1.801cm" svg:x="10.016cm" svg:y="13.464cm">
            <draw:text-box>
              <text:p text:style-name="P3"><text:span text:style-name="T2">VMS</text:span></text:p>
              <text:p text:style-name="P3"><text:span text:style-name="T2">1978</text:span></text:p>
            </draw:text-box>
          </draw:frame>
          <draw:frame draw:style-name="gr8" draw:text-style-name="P4" draw:layer="layout" svg:width="4.49cm" svg:height="1.801cm" svg:x="17.316cm" svg:y="13.464cm">
            <draw:text-box>
              <text:p text:style-name="P3"><text:span text:style-name="T2">Windows NT</text:span></text:p>
              <text:p text:style-name="P3"><text:span text:style-name="T2">1993</text:span></text:p>
            </draw:text-box>
          </draw:frame>
        </draw:g>
        <draw:frame draw:style-name="gr7" draw:text-style-name="P5" draw:layer="layout" svg:width="2.077cm" svg:height="1.801cm" svg:x="15.517cm" svg:y="9.668cm">
          <draw:text-box>
            <text:p text:style-name="P7"><text:span text:style-name="T2">OS/2</text:span></text:p>
            <text:p text:style-name="P8"><text:span text:style-name="T2">1987</text:span></text:p>
          </draw:text-box>
        </draw:frame>
        <draw:frame draw:style-name="gr9" draw:text-style-name="P4" draw:layer="layout" svg:width="3.177cm" svg:height="1.801cm" svg:x="18.718cm" svg:y="5.871cm">
          <draw:text-box>
            <text:p text:style-name="P8"><text:span text:style-name="T2">Symbian</text:span></text:p>
            <text:p text:style-name="P8"><text:span text:style-name="T2">1997</text:span></text:p>
          </draw:text-box>
        </draw:frame>
        <draw:custom-shape draw:style-name="gr16" draw:text-style-name="P9" draw:layer="layout" svg:width="24.881cm" svg:height="1.867cm" svg:x="2.921cm" svg:y="11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7" draw:text-style-name="P4" draw:layer="layout" svg:width="2.077cm" svg:height="1.801cm" svg:x="5.816cm" svg:y="11.566cm">
            <draw:text-box>
              <text:p text:style-name="P3"><text:span text:style-name="T2">Unix</text:span></text:p>
              <text:p text:style-name="P3"><text:span text:style-name="T2">1969</text:span></text:p>
            </draw:text-box>
          </draw:frame>
          <draw:frame draw:style-name="gr10" draw:text-style-name="P4" draw:layer="layout" svg:width="2.809cm" svg:height="1.801cm" svg:x="2.916cm" svg:y="11.566cm">
            <draw:text-box>
              <text:p text:style-name="P3"><text:span text:style-name="T2">Multics</text:span></text:p>
              <text:p text:style-name="P3"><text:span text:style-name="T2">1965</text:span></text:p>
            </draw:text-box>
          </draw:frame>
          <draw:frame draw:style-name="gr11" draw:text-style-name="P4" draw:layer="layout" svg:width="2.153cm" svg:height="1.801cm" svg:x="16.716cm" svg:y="11.566cm">
            <draw:text-box>
              <text:p text:style-name="P3"><text:span text:style-name="T2">Linux</text:span></text:p>
              <text:p text:style-name="P3"><text:span text:style-name="T2">1991</text:span></text:p>
            </draw:text-box>
          </draw:frame>
          <draw:frame draw:style-name="gr12" draw:text-style-name="P5" draw:layer="layout" svg:width="3.017cm" svg:height="1.801cm" svg:x="24.719cm" svg:y="11.566cm">
            <draw:text-box>
              <text:p text:style-name="P3"><text:span text:style-name="T2">Android</text:span></text:p>
              <text:p text:style-name="P3"><text:span text:style-name="T2">2008</text:span></text:p>
            </draw:text-box>
          </draw:frame>
        </draw:g>
        <draw:g>
          <draw:frame draw:style-name="gr13" draw:text-style-name="P5" draw:layer="layout" svg:width="2.729cm" svg:height="1.801cm" svg:x="13.017cm" svg:y="7.769cm">
            <draw:text-box>
              <text:p text:style-name="P3"><text:span text:style-name="T2">MacOS</text:span></text:p>
              <text:p text:style-name="P3"><text:span text:style-name="T2">1984</text:span></text:p>
            </draw:text-box>
          </draw:frame>
          <draw:frame draw:style-name="gr7" draw:text-style-name="P5" draw:layer="layout" svg:width="2.077cm" svg:height="1.801cm" svg:x="24.12cm" svg:y="7.769cm">
            <draw:text-box>
              <text:p text:style-name="P3"><text:span text:style-name="T2">iOS</text:span></text:p>
              <text:p text:style-name="P3"><text:span text:style-name="T2">2007</text:span></text:p>
            </draw:text-box>
          </draw:frame>
        </draw:g>
        <draw:frame draw:style-name="gr14" draw:text-style-name="P4" draw:layer="layout" svg:width="2.267cm" svg:height="1.801cm" svg:x="13.618cm" svg:y="3.972cm">
          <draw:text-box>
            <text:p text:style-name="P8"><text:span text:style-name="T2">Mach</text:span></text:p>
            <text:p text:style-name="P8"><text:span text:style-name="T2">1985</text:span></text:p>
          </draw:text-box>
        </draw:frame>
        <draw:frame draw:style-name="gr7" draw:text-style-name="P4" draw:layer="layout" svg:width="2.077cm" svg:height="1.801cm" svg:x="12.119cm" svg:y="2.074cm">
          <draw:text-box>
            <text:p text:style-name="P8"><text:span text:style-name="T2">QNX</text:span></text:p>
            <text:p text:style-name="P8"><text:span text:style-name="T2">1982</text:span></text:p>
          </draw:text-box>
        </draw:frame>
      </draw:page>
      <draw:page draw:name="page4" draw:style-name="dp1" draw:master-page-name="Default">
        <draw:custom-shape draw:style-name="gr17" draw:text-style-name="P10" draw:layer="layout" svg:width="15.122cm" svg:height="1.867cm" svg:x="12.68cm" svg:y="7.7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1.306cm" svg:y1="17.261cm" svg:x2="27.827cm" svg:y2="17.261cm">
            <text:p/>
          </draw:line>
          <draw:frame draw:style-name="gr2" draw:text-style-name="P2" draw:layer="layout" svg:width="1.789cm" svg:height="0.886cm" svg:x="1.084cm" svg:y="17.732cm">
            <draw:text-box>
              <text:p><text:span text:style-name="T1">1960</text:span></text:p>
            </draw:text-box>
          </draw:frame>
          <draw:frame draw:style-name="gr2" draw:text-style-name="P2" draw:layer="layout" svg:width="1.789cm" svg:height="0.886cm" svg:x="3.614cm" svg:y="17.732cm">
            <draw:text-box>
              <text:p><text:span text:style-name="T1">1965</text:span></text:p>
            </draw:text-box>
          </draw:frame>
          <draw:frame draw:style-name="gr2" draw:text-style-name="P2" draw:layer="layout" svg:width="1.789cm" svg:height="0.886cm" svg:x="6.144cm" svg:y="17.732cm">
            <draw:text-box>
              <text:p><text:span text:style-name="T1">1970</text:span></text:p>
            </draw:text-box>
          </draw:frame>
          <draw:frame draw:style-name="gr2" draw:text-style-name="P2" draw:layer="layout" svg:width="1.789cm" svg:height="0.886cm" svg:x="8.675cm" svg:y="17.732cm">
            <draw:text-box>
              <text:p><text:span text:style-name="T1">1975</text:span></text:p>
            </draw:text-box>
          </draw:frame>
          <draw:frame draw:style-name="gr3" draw:text-style-name="P2" draw:layer="layout" svg:width="1.789cm" svg:height="1.521cm" svg:x="11.205cm" svg:y="17.732cm">
            <draw:text-box>
              <text:p><text:span text:style-name="T1">1980</text:span></text:p>
              <text:p><text:span text:style-name="T1"/></text:p>
            </draw:text-box>
          </draw:frame>
          <draw:frame draw:style-name="gr2" draw:text-style-name="P2" draw:layer="layout" svg:width="1.789cm" svg:height="0.886cm" svg:x="13.735cm" svg:y="17.732cm">
            <draw:text-box>
              <text:p><text:span text:style-name="T1">1985</text:span></text:p>
            </draw:text-box>
          </draw:frame>
          <draw:frame draw:style-name="gr2" draw:text-style-name="P2" draw:layer="layout" svg:width="1.789cm" svg:height="0.886cm" svg:x="16.265cm" svg:y="17.732cm">
            <draw:text-box>
              <text:p><text:span text:style-name="T1">1990</text:span></text:p>
            </draw:text-box>
          </draw:frame>
          <draw:frame draw:style-name="gr2" draw:text-style-name="P2" draw:layer="layout" svg:width="1.789cm" svg:height="0.886cm" svg:x="18.795cm" svg:y="17.732cm">
            <draw:text-box>
              <text:p><text:span text:style-name="T1">1995</text:span></text:p>
            </draw:text-box>
          </draw:frame>
          <draw:frame draw:style-name="gr2" draw:text-style-name="P2" draw:layer="layout" svg:width="1.789cm" svg:height="0.886cm" svg:x="21.326cm" svg:y="17.732cm">
            <draw:text-box>
              <text:p><text:span text:style-name="T1">2000</text:span></text:p>
            </draw:text-box>
          </draw:frame>
          <draw:frame draw:style-name="gr2" draw:text-style-name="P2" draw:layer="layout" svg:width="1.789cm" svg:height="0.886cm" svg:x="23.856cm" svg:y="17.732cm">
            <draw:text-box>
              <text:p><text:span text:style-name="T1">2005</text:span></text:p>
            </draw:text-box>
          </draw:frame>
          <draw:frame draw:style-name="gr2" draw:text-style-name="P2" draw:layer="layout" svg:width="1.789cm" svg:height="0.886cm" svg:x="26.386cm" svg:y="17.732cm">
            <draw:text-box>
              <text:p><text:span text:style-name="T1">2010</text:span></text:p>
            </draw:text-box>
          </draw:frame>
        </draw:g>
        <draw:custom-shape draw:style-name="gr15" draw:text-style-name="P6" draw:layer="layout" svg:width="19.311cm" svg:height="3.639cm" svg:x="8.491cm" svg:y="13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2.238cm" svg:height="1.801cm" svg:x="8.6cm" svg:y="15.363cm">
            <draw:text-box>
              <text:p text:style-name="P3"><text:span text:style-name="T2">CP/M</text:span></text:p>
              <text:p text:style-name="P3"><text:span text:style-name="T2">1976</text:span></text:p>
            </draw:text-box>
          </draw:frame>
          <draw:frame draw:style-name="gr5" draw:text-style-name="P4" draw:layer="layout" svg:width="3.097cm" svg:height="1.801cm" svg:x="10.8cm" svg:y="15.363cm">
            <draw:text-box>
              <text:p text:style-name="P3"><text:span text:style-name="T2">MS-DOS</text:span></text:p>
              <text:p text:style-name="P3"><text:span text:style-name="T2">1981</text:span></text:p>
            </draw:text-box>
          </draw:frame>
          <draw:frame draw:style-name="gr6" draw:text-style-name="P5" draw:layer="layout" svg:width="3.44cm" svg:height="1.801cm" svg:x="15.801cm" svg:y="15.363cm">
            <draw:text-box>
              <text:p><text:span text:style-name="T2">Windows</text:span></text:p>
              <text:p text:style-name="P3"><text:span text:style-name="T2">1991</text:span></text:p>
            </draw:text-box>
          </draw:frame>
        </draw:g>
        <draw:g>
          <draw:frame draw:style-name="gr7" draw:text-style-name="P4" draw:layer="layout" svg:width="2.077cm" svg:height="1.801cm" svg:x="10.016cm" svg:y="13.464cm">
            <draw:text-box>
              <text:p text:style-name="P3"><text:span text:style-name="T2">VMS</text:span></text:p>
              <text:p text:style-name="P3"><text:span text:style-name="T2">1978</text:span></text:p>
            </draw:text-box>
          </draw:frame>
          <draw:frame draw:style-name="gr8" draw:text-style-name="P4" draw:layer="layout" svg:width="4.49cm" svg:height="1.801cm" svg:x="17.316cm" svg:y="13.464cm">
            <draw:text-box>
              <text:p text:style-name="P3"><text:span text:style-name="T2">Windows NT</text:span></text:p>
              <text:p text:style-name="P3"><text:span text:style-name="T2">1993</text:span></text:p>
            </draw:text-box>
          </draw:frame>
        </draw:g>
        <draw:frame draw:style-name="gr7" draw:text-style-name="P5" draw:layer="layout" svg:width="2.077cm" svg:height="1.801cm" svg:x="15.517cm" svg:y="9.668cm">
          <draw:text-box>
            <text:p text:style-name="P7"><text:span text:style-name="T2">OS/2</text:span></text:p>
            <text:p text:style-name="P8"><text:span text:style-name="T2">1987</text:span></text:p>
          </draw:text-box>
        </draw:frame>
        <draw:frame draw:style-name="gr9" draw:text-style-name="P4" draw:layer="layout" svg:width="3.177cm" svg:height="1.801cm" svg:x="18.718cm" svg:y="5.871cm">
          <draw:text-box>
            <text:p text:style-name="P8"><text:span text:style-name="T2">Symbian</text:span></text:p>
            <text:p text:style-name="P8"><text:span text:style-name="T2">1997</text:span></text:p>
          </draw:text-box>
        </draw:frame>
        <draw:custom-shape draw:style-name="gr16" draw:text-style-name="P9" draw:layer="layout" svg:width="24.881cm" svg:height="1.867cm" svg:x="2.921cm" svg:y="11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7" draw:text-style-name="P4" draw:layer="layout" svg:width="2.077cm" svg:height="1.801cm" svg:x="5.816cm" svg:y="11.566cm">
            <draw:text-box>
              <text:p text:style-name="P3"><text:span text:style-name="T2">Unix</text:span></text:p>
              <text:p text:style-name="P3"><text:span text:style-name="T2">1969</text:span></text:p>
            </draw:text-box>
          </draw:frame>
          <draw:frame draw:style-name="gr10" draw:text-style-name="P4" draw:layer="layout" svg:width="2.809cm" svg:height="1.801cm" svg:x="2.916cm" svg:y="11.566cm">
            <draw:text-box>
              <text:p text:style-name="P3"><text:span text:style-name="T2">Multics</text:span></text:p>
              <text:p text:style-name="P3"><text:span text:style-name="T2">1965</text:span></text:p>
            </draw:text-box>
          </draw:frame>
          <draw:frame draw:style-name="gr11" draw:text-style-name="P4" draw:layer="layout" svg:width="2.153cm" svg:height="1.801cm" svg:x="16.716cm" svg:y="11.566cm">
            <draw:text-box>
              <text:p text:style-name="P3"><text:span text:style-name="T2">Linux</text:span></text:p>
              <text:p text:style-name="P3"><text:span text:style-name="T2">1991</text:span></text:p>
            </draw:text-box>
          </draw:frame>
          <draw:frame draw:style-name="gr12" draw:text-style-name="P5" draw:layer="layout" svg:width="3.017cm" svg:height="1.801cm" svg:x="24.719cm" svg:y="11.566cm">
            <draw:text-box>
              <text:p text:style-name="P3"><text:span text:style-name="T2">Android</text:span></text:p>
              <text:p text:style-name="P3"><text:span text:style-name="T2">2008</text:span></text:p>
            </draw:text-box>
          </draw:frame>
        </draw:g>
        <draw:g>
          <draw:frame draw:style-name="gr13" draw:text-style-name="P5" draw:layer="layout" svg:width="2.729cm" svg:height="1.801cm" svg:x="13.017cm" svg:y="7.769cm">
            <draw:text-box>
              <text:p text:style-name="P3"><text:span text:style-name="T2">MacOS</text:span></text:p>
              <text:p text:style-name="P3"><text:span text:style-name="T2">1984</text:span></text:p>
            </draw:text-box>
          </draw:frame>
          <draw:frame draw:style-name="gr7" draw:text-style-name="P5" draw:layer="layout" svg:width="2.077cm" svg:height="1.801cm" svg:x="24.12cm" svg:y="7.769cm">
            <draw:text-box>
              <text:p text:style-name="P3"><text:span text:style-name="T2">iOS</text:span></text:p>
              <text:p text:style-name="P3"><text:span text:style-name="T2">2007</text:span></text:p>
            </draw:text-box>
          </draw:frame>
        </draw:g>
        <draw:frame draw:style-name="gr14" draw:text-style-name="P4" draw:layer="layout" svg:width="2.267cm" svg:height="1.801cm" svg:x="13.618cm" svg:y="3.972cm">
          <draw:text-box>
            <text:p text:style-name="P8"><text:span text:style-name="T2">Mach</text:span></text:p>
            <text:p text:style-name="P8"><text:span text:style-name="T2">1985</text:span></text:p>
          </draw:text-box>
        </draw:frame>
        <draw:frame draw:style-name="gr7" draw:text-style-name="P4" draw:layer="layout" svg:width="2.077cm" svg:height="1.801cm" svg:x="12.119cm" svg:y="2.074cm">
          <draw:text-box>
            <text:p text:style-name="P8"><text:span text:style-name="T2">QNX</text:span></text:p>
            <text:p text:style-name="P8"><text:span text:style-name="T2">198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27T10:46:18.937134972</meta:creation-date>
    <dc:date>2016-05-27T11:47:43.301502244</dc:date>
    <dc:creator>Eduardo Grosclaude</dc:creator>
    <meta:editing-duration>PT15M3S</meta:editing-duration>
    <meta:editing-cycles>3</meta:editing-cycles>
    <meta:generator>LibreOffice/5.0.4.2$Linux_X86_64 LibreOffice_project/2b9802c1994aa0b7dc6079e128979269cf95bc78</meta:generator>
    <meta:document-statistic meta:object-count="134"/>
  </office:meta>
</office:document-meta>
</file>